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sv" fo:country="SE" officeooo:rsid="000454fd" officeooo:paragraph-rsid="000454fd"/>
    </style:style>
    <style:style style:name="P2" style:family="paragraph" style:parent-style-name="Standard">
      <style:paragraph-properties fo:text-align="start" style:justify-single-word="false"/>
      <style:text-properties fo:language="sv" fo:country="SE" officeooo:rsid="000454fd" officeooo:paragraph-rsid="000454fd"/>
    </style:style>
    <style:style style:name="P3" style:family="paragraph" style:parent-style-name="Standard">
      <style:text-properties fo:language="sv" fo:country="SE" officeooo:rsid="000454fd" officeooo:paragraph-rsid="000454fd"/>
    </style:style>
    <style:style style:name="P4" style:family="paragraph" style:parent-style-name="Text_20_body">
      <style:paragraph-properties fo:text-align="start" style:justify-single-word="false"/>
      <style:text-properties fo:language="sv" fo:country="SE" officeooo:paragraph-rsid="000454f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sv" fo:country="SE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sv" fo:country="SE" officeooo:paragraph-rsid="000454f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sv" fo:country="SE" officeooo:rsid="000454fd" officeooo:paragraph-rsid="000454f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454fd" officeooo:paragraph-rsid="000454fd" loext:padding="0in" loext:border="none"/>
    </style:style>
    <style:style style:name="P10" style:family="paragraph" style:parent-style-name="Title">
      <style:text-properties fo:language="sv" fo:country="SE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officeooo:rsid="000454fd"/>
    </style:style>
    <style:style style:name="T2" style:family="text">
      <style:text-properties fo:language="sv" fo:country="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Laboration 2</text:p>
      <text:p text:style-name="P1">DT026G – Objektorienterad programmering i c++</text:p>
      <text:p text:style-name="P1">Linus Sjöbro</text:p>
      <text:h text:style-name="P11" text:outline-level="1">1.</text:h>
      <text:p text:style-name="P2">Kompilering med 32-bitars målplattform</text:p>
      <text:p text:style-name="P2"/>
      <text:h text:style-name="Heading_20_3" text:outline-level="3">KiB</text:h>
      <text:p text:style-name="P4">Error: <text:span text:style-name="T1">B</text:span>ad <text:span text:style-name="T1">A</text:span>llocation</text:p>
      <text:p text:style-name="P5">Allocated: 1.9 GiB</text:p>
      <text:p text:style-name="P8"/>
      <text:h text:style-name="Heading_20_3" text:outline-level="3">GiB</text:h>
      <text:p text:style-name="P5">Error: <text:span text:style-name="T1">B</text:span>ad <text:span text:style-name="T1">A</text:span>llocation</text:p>
      <text:p text:style-name="P8"><text:span text:style-name="T2">Allocated: 1 GiB</text:span></text:p>
      <text:p text:style-name="P8"><text:span text:style-name="T2"/></text:p>
      <text:h text:style-name="Heading_20_1" text:outline-level="1">2.</text:h>
      <text:p text:style-name="P9"><text:span text:style-name="T2">Kompilering med 32-bitars målplattform med LAA</text:span></text:p>
      <text:p text:style-name="P7"/>
      <text:h text:style-name="Heading_20_3" text:outline-level="3">KiB</text:h>
      <text:p text:style-name="P5">Error: Bad <text:span text:style-name="T1">A</text:span>llocation</text:p>
      <text:p text:style-name="P5">Allocated: 3.8 GiB</text:p>
      <text:p text:style-name="P8"/>
      <text:h text:style-name="Heading_20_3" text:outline-level="3">GiB</text:h>
      <text:p text:style-name="P5">Error: Bad Allocation</text:p>
      <text:p text:style-name="P5">Allocated: 3 GiB</text:p>
      <text:p text:style-name="P5"/>
      <text:h text:style-name="P11" text:outline-level="1">3.</text:h>
      <text:p text:style-name="P7">Kompilering med 64-bitars målplattform</text:p>
      <text:p text:style-name="P7"/>
      <text:h text:style-name="Heading_20_3" text:outline-level="3">KiB</text:h>
      <text:p text:style-name="P5">Error: Bad <text:span text:style-name="T1">A</text:span>llocation</text:p>
      <text:p text:style-name="P5">Allocated: 1.9 GiB</text:p>
      <text:p text:style-name="P8"/>
      <text:h text:style-name="Heading_20_3" text:outline-level="3">GiB</text:h>
      <text:p text:style-name="P6">Error: Bad <text:span text:style-name="T1">A</text:span>llocation</text:p>
      <text:p text:style-name="P6">Allocated: 2 GiB</text:p>
      <text:p text:style-name="P6"/>
      <text:h text:style-name="Heading_20_1" text:outline-level="1">4.</text:h>
      <text:p text:style-name="P7">Kompilering med 64-bitars målplattform med LAA</text:p>
      <text:h text:style-name="Heading_20_3" text:outline-level="3">KiB </text:h>
      <text:p text:style-name="P5">Error: Datorn låser sig</text:p>
      <text:p text:style-name="P5">Allocated: 6.4 GiB</text:p>
      <text:p text:style-name="P8"/>
      <text:h text:style-name="Heading_20_3" text:outline-level="3">GiB</text:h>
      <text:p text:style-name="P5">Error: Datorn <text:span text:style-name="T1">låser sig</text:span></text:p>
      <text:p text:style-name="P5">Allocated: 7 GiB</text:p>
      <text:p text:style-name="P8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7:51:43.869654111</meta:creation-date>
    <dc:date>2017-05-13T17:59:13.559817008</dc:date>
    <meta:editing-duration>PT7M30S</meta:editing-duration>
    <meta:editing-cycles>1</meta:editing-cycles>
    <meta:document-statistic meta:table-count="0" meta:image-count="0" meta:object-count="0" meta:page-count="3" meta:paragraph-count="35" meta:word-count="91" meta:character-count="578" meta:non-whitespace-character-count="520"/>
    <meta:generator>LibreOffice/5.1.6.2$Linux_X86_64 LibreOffice_project/10m0$Build-2</meta:generator>
  </office:meta>
</office:document-meta>
</file>